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Általáno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Liberation Mono1"/>
    </style:style>
    <style:style style:name="P3" style:family="paragraph" style:parent-style-name="Text_20_body">
      <style:paragraph-properties>
        <style:tab-stops>
          <style:tab-stop style:position="2.48cm"/>
        </style:tab-stops>
      </style:paragraph-properties>
      <style:text-properties style:font-name="Liberation Mono1" style:font-name-complex="Liberation Mono1"/>
    </style:style>
    <style:style style:name="P4" style:family="paragraph" style:parent-style-name="Text_20_body">
      <style:paragraph-properties>
        <style:tab-stops>
          <style:tab-stop style:position="3.39cm"/>
        </style:tab-stops>
      </style:paragraph-properties>
    </style:style>
    <style:style style:name="P5" style:family="paragraph" style:parent-style-name="Text_20_body">
      <style:paragraph-properties>
        <style:tab-stops>
          <style:tab-stop style:position="2.48cm"/>
        </style:tab-stops>
      </style:paragraph-properties>
    </style:style>
    <style:style style:name="P6" style:family="paragraph" style:parent-style-name="Illustration">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1"/>
    </style:style>
    <style:style style:name="T4" style:family="text">
      <style:text-properties style:font-name="Liberation Mono1" fo:font-style="italic" style:font-style-asian="italic" style:font-style-complex="italic"/>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Subtitle">DRAFT, 2009-09-28<text:note text:id="ftn2" text:note-class="footnote"><text:note-citation>2</text:note-citation><text:note-body><text:p text:style-name="Footnote">Modifications: new Java implementation and minor fixes in Python implementation (2010-04-19). Comments about <text:s/>Unicode CLDR and DollarText; corrections for RuleBasedNumberFormat; BSD license for Python and Java interpreters of the appendix of the speciﬁcation (2010-05-28).</text:p></text:note-body></text:note></text:p>
      <text:p text:style-name="Title1">László Németh (nemeth@openoffice.org)</text:p>
      <text:p text:style-name="Title1"/>
      <text:h text:style-name="Heading_20_1" text:outline-level="1">Introduction</text:h>
      <text:p text:style-name="Text_20_body">The Soros programming language is a regex based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text:note text:id="ftn0" text:note-class="footnote"><text:note-citation>3</text:note-citation><text:note-body><text:p text:style-name="Footnote">This standard also contains an English spellout function with currency handling, see DollarText in ECMA-376, Part 4, section 2.16.4.</text:p></text:note-body></text:note>. Soros language is also the intended SPELLOUT replacement of the rule based number formatter (RBNF) of IBM ICU and Unicode CLDR database.<text:note text:id="ftn3" text:note-class="footnote"><text:note-citation>4</text:note-citation><text:note-body><text:p text:style-name="Footnote">RBNF is a rule language only for numerical input. Handling currencies and their special suffixation can be quite diﬃcult and redundant in RBNF, so RBNF database of Unicode CLDR misses currency handling.</text:p></text:note-body></text:note></text:p>
      <text:h text:style-name="Heading_20_1" text:outline-level="1">Syntax</text:h>
      <text:p text:style-name="Text_20_body">A Soros program implicitly defines a single string function named <text:span text:style-name="T3">$</text:span><text:span text:style-name="T5"> (dollar)</text:span>.</text:p>
      <text:h text:style-name="Heading_20_2" text:outline-level="2">Program lines</text:h>
      <text:p text:style-name="Text_20_body">A Soros program (the function <text:span text:style-name="T3">$</text:span>) consists of lines of conditional commands. Lines can be separated by new line or semicolon characters. Empty lines, leading and trailing white space characters of the lines are removed by the interpreter before the program execution (see also comments).</text:p>
      <text:h text:style-name="Heading_20_2" text:outline-level="2">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6">The function <text:span text:style-name="T3">$</text:span> returns with the return value of the first matched command. Without any matching the return value is the empty string.</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3">\d</text:span> notation for <text:span text:style-name="T3">[:digit:]</text:span> or <text:span text:style-name="T3">[0-9]</text:span> (digits) and the <text:span text:style-name="T3">\D</text:span> notation for non-digits (<text:span text:style-name="T3">[^0-9]</text:span>).</text:p>
      <text:h text:style-name="Heading_20_3" text:outline-level="3"><text:soft-page-break/>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4">The optional regex <text:span text:style-name="T3">^</text:span> and <text:span text:style-name="T3">$</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3">$1</text:span> in the <text:span text:style-name="T3">$1$2$3</text:span> or the nested <text:span text:style-name="T3">$($1$2$3)</text:span> return values), the input of the recursive call inherits the leading boundary data of the recent input. When the recursive call is there in trailing position (for example the <text:span text:style-name="T3">$3</text:span> in the <text:span text:style-name="T3">$1$2$3</text:span> or <text:span text:style-name="T3">$($1$2$3)</text:span> return values), the recursive call inherits the trailing boundary data of the recent input. See also global input boundary modifiers.</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2">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Back references – \1 … \9</text:h>
      <text:p text:style-name="Text_20_body"><text:span text:style-name="T3">\1</text:span> … <text:span text:style-name="T3">\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3">$(</text:span><text:span text:style-name="T4">param</text:span><text:span text:style-name="T3">)</text:span> will be replaced by the result of the recursive call of the main $ function with the parameter <text:span text:style-name="T1">param</text:span>. Nested function calls are interpreted in adequate order.</text:p>
      <text:h text:style-name="Heading_20_3" text:outline-level="3">Abbreviated recursive calls – $1 … $9</text:h>
      <text:p text:style-name="Text_20_body"><text:span text:style-name="T3">$1</text:span> … <text:span text:style-name="T3">$9</text:span> are abbreviated forms of the <text:span text:style-name="T3">$(\1)</text:span> … <text:span text:style-name="T3">$(\9)</text:span> recursive calls.</text:p>
      <text:h text:style-name="Heading_20_3" text:outline-level="3">Global input boundary modifiers</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3">$1|$2</text:span> is equivalent form of the <text:span text:style-name="T3">$1||$2</text:span>. The following form sets global input boundary modifier only to the second non-empty call: <text:span text:style-name="T3">$1$()|$2</text:span><text:span text:style-name="T5">.</text:span></text:p>
      <text:h text:style-name="Heading_20_2" text:outline-level="2"><text:soft-page-break/>__numbertext__</text:h>
      <text:p text:style-name="Text_20_body">The <text:span text:style-name="T3">__numbertext__</text:span> directive sets the NUMBERTEXT mode: removing left zeros from the input (also in the recursive calls) and removing leading, trailing and double spaces from the output.</text:p>
      <text:p text:style-name="Text_20_body">Note: The left zero deletion can be implemented by adding the following (first) program line to the programs:</text:p>
      <text:p text:style-name="P2">0+(0|[1-9]\d*) $1</text:p>
      <text:h text:style-name="Heading_20_2" text:outline-level="2">Special characters</text:h>
      <text:p text:style-name="Text_20_body">Back slash, ASCII quotion mark, dollar sign, left and right parentheses, pipe sign, hash mark, semicolon and new line characters can be added by their quoted forms and by the \n new line notation:</text:p>
      <text:p text:style-name="P2">\\, \", \$, \(, \), \|, \#, \; \n</text:p>
      <text:h text:style-name="Heading_20_2" text:outline-level="2">Comments</text:h>
      <text:p text:style-name="Text_20_body">Hash mark signs comments (terminated by the next new line character or the end of the program):</text:p>
      <text:p text:style-name="P2"># full-line comment</text:p>
      <text:p text:style-name="P2">1 one # in-line comment</text:p>
      <text:p text:style-name="P2">2 two # semicolons (;) are parts of the comments, too</text:p>
      <text:h text:style-name="Heading_20_1" text:outline-level="1">Examples</text:h>
      <text:p text:style-name="Text_20_body">Reverse input string (Example 1):</text:p>
      <text:p text:style-name="P2">(.*)(.) \2$1</text:p>
      <text:p text:style-name="Text_20_body">Add thousand separators (Example 2):</text:p>
      <text:p text:style-name="P2">(\d+)(\d{3}) $1,\2</text:p>
      <text:p text:style-name="P2">(\d+) \1</text:p>
      <text:p text:style-name="Text_20_body">Number to Devanagari numeral conversion (Example 3):</text:p>
      <text:p text:style-name="P3">(\d*)0<text:tab/>$1० </text:p>
      <text:p text:style-name="P3">(\d*)1<text:tab/>$1१ </text:p>
      <text:p text:style-name="P3">(\d*)2<text:tab/>$1२ </text:p>
      <text:p text:style-name="P3">(\d*)3<text:tab/>$1३ </text:p>
      <text:p text:style-name="P3">(\d*)4<text:tab/>$1४ </text:p>
      <text:p text:style-name="P3">(\d*)5<text:tab/>$1५ </text:p>
      <text:p text:style-name="P3">(\d*)6<text:tab/>$1६ </text:p>
      <text:p text:style-name="P3">(\d*)7<text:tab/>$1७ </text:p>
      <text:p text:style-name="P3">(\d*)8<text:tab/>$1८ </text:p>
      <text:p text:style-name="P3">(\d*)9<text:tab/>$1९ </text:p>
      <text:p text:style-name="P5">Number to English number name conversion program (Example 4):</text:p>
      <text:p text:style-name="Preformatted_20_Text"><text:soft-page-break/>__numbertext__ </text:p>
      <text:p text:style-name="Preformatted_20_Text">^0 zero; 1 one; 2 two; 3 three; 4 four; 5 five; 6 six; 7 seven; 8 eight; 9 nine </text:p>
      <text:p text:style-name="Preformatted_20_Text">10 ten; 11 eleven; 12 twelve; 13 thirteen; 15 fifteen; 18 eighteen; 1(\d) $1teen </text:p>
      <text:p text:style-name="Preformatted_20_Text">20 twenty; 2(\d) twenty-$1; 30 thirty; 3(\d) thirty-$1; 40 forty; 4(\d) forty-$1 </text:p>
      <text:p text:style-name="Preformatted_20_Text">50 fifty; 5(\d) fifty-$1; 80 eighty; 8(\d) eighty-$1</text:p>
      <text:p text:style-name="Preformatted_20_Text">(\d)0 $1ty</text:p>
      <text:p text:style-name="Preformatted_20_Text">(\d)(\d) $1ty-$2 </text:p>
      <text:p text:style-name="Preformatted_20_Text">(\d)(00) $1 hundred </text:p>
      <text:p text:style-name="Preformatted_20_Text"/>
      <text:p text:style-name="Preformatted_20_Text"># separator function </text:p>
      <text:p text:style-name="Preformatted_20_Text">:0+<text:tab/><text:tab/><text:tab/># one million </text:p>
      <text:p text:style-name="Preformatted_20_Text">:0*\d?\d " and"<text:tab/># one million and twenty-two </text:p>
      <text:p text:style-name="Preformatted_20_Text">:\d+ ,<text:tab/><text:tab/># one million, one thousand </text:p>
      <text:p text:style-name="Preformatted_20_Text"/>
      <text:p text:style-name="Preformatted_20_Text">(\d)(\d\d) $1 hundred$(:\2) $2 </text:p>
      <text:p text:style-name="Preformatted_20_Text">(\d{1,2})([1-9]\d\d) $1 thousand $2<text:tab/># ten thousand two hundred </text:p>
      <text:p text:style-name="Preformatted_20_Text">(\d{1,3})(\d{3}) $1 thousand$(:\2) $2<text:tab/># one hundred thousand, two hundred </text:p>
      <text:p text:style-name="Preformatted_20_Text">(\d{1,3})(\d{6}) $1 million$(:\2) $2 </text:p>
      <text:p text:style-name="Preformatted_20_Text">(\d{1,3})(\d{9}) $1 billion$(:\2) $2 </text:p>
      <text:p text:style-name="Preformatted_20_Text">(\d{1,3})(\d{12}) $1 trillion$(:\2) $2 </text:p>
      <text:p text:style-name="Preformatted_20_Text">(\d{1,3})(\d{15}) $1 quadrillion$(:\2) $2 </text:p>
      <text:p text:style-name="Preformatted_20_Text">(\d{1,3})(\d{18}) $1 quintillion$(:\2) $2 </text:p>
      <text:p text:style-name="Preformatted_20_Text">(\d{1,3})(\d{21}) $1 sextillion$(:\2) $2 </text:p>
      <text:p text:style-name="Preformatted_20_Text">(\d{1,3})(\d{24}) $1 septillion$(:\2) $2 </text:p>
      <text:p text:style-name="Preformatted_20_Text"/>
      <text:p text:style-name="Preformatted_20_Text"># negative number </text:p>
      <text:p text:style-name="Preformatted_20_Text">[-−](\d+) negative |$1 </text:p>
      <text:p text:style-name="Preformatted_20_Text"/>
      <text:p text:style-name="Preformatted_20_Text"># decimals </text:p>
      <text:p text:style-name="Preformatted_20_Text">([-−]?\d+)[.,] $1| point </text:p>
      <text:p text:style-name="Preformatted_20_Text">([-−]?\d+[.,]\d*)(\d) $1| |$2 </text:p>
      <text:p text:style-name="Preformatted_20_Text"/>
      <text:p text:style-name="Preformatted_20_Text"># currency unit/subunit singular/plural </text:p>
      <text:p text:style-name="Preformatted_20_Text">us:([^,]*),([^,]*),([^,]*),([^,]*) \1 </text:p>
      <text:p text:style-name="Preformatted_20_Text">up:([^,]*),([^,]*),([^,]*),([^,]*) \2 </text:p>
      <text:p text:style-name="Preformatted_20_Text">ss:([^,]*),([^,]*),([^,]*),([^,]*) \3 </text:p>
      <text:p text:style-name="Preformatted_20_Text">sp:([^,]*),([^,]*),([^,]*),([^,]*) \4 </text:p>
      <text:p text:style-name="Preformatted_20_Text"/>
      <text:p text:style-name="Preformatted_20_Text">AUD:(\D+) $(\1: Australian dollar, Australian dollars, cent, cents) </text:p>
      <text:p text:style-name="Preformatted_20_Text">CAD:(\D+) $(\1: Canadian dollar, Canadian dollars, cent, cents) </text:p>
      <text:p text:style-name="Preformatted_20_Text">CHF:(\D+) $(\1: Swiss franc, Swiss francs, centime, centimes) </text:p>
      <text:p text:style-name="Preformatted_20_Text">CNY:(\D+) $(\1: Chinese yuan, Chinese yuan, fen, fen) </text:p>
      <text:p text:style-name="Preformatted_20_Text">EUR:(\D+) $(\1: euro, euro, cent, cents) </text:p>
      <text:p text:style-name="Preformatted_20_Text">GBP:(\D+) $(\1: pound sterling, pounds sterling, penny, pence) </text:p>
      <text:p text:style-name="Preformatted_20_Text">HKD:(\D+) $(\1: Hong Kong dollar, Hong Kong dollars, cent, cents) </text:p>
      <text:p text:style-name="Preformatted_20_Text">INR:(\D+) $(\1: Indian rupee, Indian rupees, paisa, paise) </text:p>
      <text:p text:style-name="Preformatted_20_Text">JPY:(\D+) $(\1: Japanese yen, Japanese yen, sen, sen) </text:p>
      <text:p text:style-name="Preformatted_20_Text">MXN:(\D+) $(\1: Mexican peso, Mexican pesos, centavo, centavos) </text:p>
      <text:p text:style-name="Preformatted_20_Text">NZD:(\D+) $(\1: New Zealand dollar, New Zealand dollars, cent, cents) </text:p>
      <text:p text:style-name="Preformatted_20_Text">SGD:(\D+) $(\1: Singapore dollar, Singapore dollars, cent, cents) </text:p>
      <text:p text:style-name="Preformatted_20_Text">USD:(\D+) $(\1: U.S. dollar, U.S. dollars, cent, cents) </text:p>
      <text:p text:style-name="Preformatted_20_Text">ZAR:(\D+) $(\1: South African rand, South African rand, cent, cents) </text:p>
      <text:p text:style-name="Preformatted_20_Text"/>
      <text:p text:style-name="Preformatted_20_Text">"(JPY [-−]?\d+)[.,](\d\d)0" $1 </text:p>
      <text:p text:style-name="Preformatted_20_Text">"(JPY [-−]?\d+[.,]\d\d)(\d)" $1 $2 rin </text:p>
      <text:p text:style-name="Preformatted_20_Text"/>
      <text:p text:style-name="Preformatted_20_Text">"([A-Z]{3}) ([-−]?1)" $2 $(\1:us) </text:p>
      <text:p text:style-name="Preformatted_20_Text">"([A-Z]{3}) ([-−]?\d+)" $2 $(\1:up) </text:p>
      <text:p text:style-name="Preformatted_20_Text"/>
      <text:p text:style-name="Preformatted_20_Text">"(CNY [-−]?\d+)[.,](\d)0?" $1 $2 jiao </text:p>
      <text:p text:style-name="Preformatted_20_Text">"(CNY [-−]?\d+[.,]\d)(\d)" $1 $2 fen </text:p>
      <text:p text:style-name="Preformatted_20_Text"/>
      <text:p text:style-name="Preformatted_20_Text">"(([A-Z]{3}) [-−]?\d+)[.,](01)" $1 and |$(1) $(\2:ss) </text:p>
      <text:p text:style-name="Preformatted_20_Text">"(([A-Z]{3}) [-−]?\d+)[.,](\d)" $1 and |$(\30) $(\2:sp) </text:p>
      <text:p text:style-name="Preformatted_20_Text">"(([A-Z]{3}) [-−]?\d+)[.,](\d\d)" $1 and |$3 $(\2:sp) </text:p>
      <text:h text:style-name="Heading_20_1" text:outline-level="1"><text:soft-page-break/>Appendix</text:h>
      <text:h text:style-name="Heading_20_2" text:outline-level="2">Python implementation of the Soros interpreter<text:note text:id="ftn4" text:note-class="footnote"><text:note-citation>5</text:note-citation><text:note-body><text:p text:style-name="Footnote">This program is released under the free BSD license.</text:p></text:note-body></text:note></text:h>
      <text:p text:style-name="Preformatted_20_Text">"Soros interpreter (see http://numbertext.org)" </text:p>
      <text:p text:style-name="Preformatted_20_Text">import re </text:p>
      <text:p text:style-name="Preformatted_20_Text"/>
      <text:p text:style-name="Preformatted_20_Text">def run(program, data): </text:p>
      <text:p text:style-name="Preformatted_20_Text"><text:s text:c="4"/>return compile(program).run(data) </text:p>
      <text:p text:style-name="Preformatted_20_Text"/>
      <text:p text:style-name="Preformatted_20_Text">def compile(program): </text:p>
      <text:p text:style-name="Preformatted_20_Text"><text:s text:c="4"/>return _Soros(program) </text:p>
      <text:p text:style-name="Preformatted_20_Text"/>
      <text:p text:style-name="Preformatted_20_Text"># conversion function </text:p>
      <text:p text:style-name="Preformatted_20_Text">def _tr(text, chars, chars2, delim): </text:p>
      <text:p text:style-name="Preformatted_20_Text"><text:s text:c="4"/>for i in range(0, len(chars)): </text:p>
      <text:p text:style-name="Preformatted_20_Text"><text:tab/>text = text.replace(delim + chars[i], chars2[i]) </text:p>
      <text:p text:style-name="Preformatted_20_Text"><text:s text:c="4"/>return text </text:p>
      <text:p text:style-name="Preformatted_20_Text"/>
      <text:p text:style-name="Preformatted_20_Text"># string literals for metacharacter encoding </text:p>
      <text:p text:style-name="Preformatted_20_Text">_m = "\\\";#$()|" </text:p>
      <text:p text:style-name="Preformatted_20_Text">_c = u"\uE000\uE001\uE002\uE003\uE004\uE005\uE006\uE007" # Unicode private area </text:p>
      <text:p text:style-name="Preformatted_20_Text">_pipe = u"\uE003" </text:p>
      <text:p text:style-name="Preformatted_20_Text"/>
      <text:p text:style-name="Preformatted_20_Text"># pattern to recognize function calls in the replacement string </text:p>
      <text:p text:style-name="Preformatted_20_Text">_func = re.compile(_tr(r"""(?:\|?(?:\$\()+)?<text:tab/># optional nested calls </text:p>
      <text:p text:style-name="Preformatted_20_Text"><text:tab/><text:tab/>(\|?\$\(([^\(\)]*)\)\|?)<text:tab/><text:tab/># inner call (2 subgroups) </text:p>
      <text:p text:style-name="Preformatted_20_Text"><text:tab/><text:tab/>(?:\)+\|?)?""",<text:tab/><text:tab/><text:tab/># optional nested calls </text:p>
      <text:p text:style-name="Preformatted_20_Text"><text:tab/><text:tab/>_m[4:], _c[:4], "\\"), re.X) <text:s/># \$, \(, \), \| -&gt; \uE000..\uE003 </text:p>
      <text:p text:style-name="Preformatted_20_Text"/>
      <text:p text:style-name="Preformatted_20_Text">class _Soros: </text:p>
      <text:p text:style-name="Preformatted_20_Text"><text:s text:c="4"/>def __init__(self, prg): </text:p>
      <text:p text:style-name="Preformatted_20_Text"><text:tab/>self.lines = [] </text:p>
      <text:p text:style-name="Preformatted_20_Text"><text:tab/>self.numbertext = False </text:p>
      <text:p text:style-name="Preformatted_20_Text"><text:tab/>if prg.find("__numbertext__") &gt; -1: </text:p>
      <text:p text:style-name="Preformatted_20_Text"><text:tab/> <text:s text:c="3"/>self.numbertext = True </text:p>
      <text:p text:style-name="Preformatted_20_Text"><text:tab/> <text:s text:c="3"/>prg = "0+(0|[1-9]\\d*) $1\n" + prg.replace("__numbertext__", "") </text:p>
      <text:p text:style-name="Preformatted_20_Text"><text:tab/>prg = _tr(prg, _m[:4], _c[:4], "\\") # \\, \", \;, \# -&gt; \uE000..\uE003 </text:p>
      <text:p text:style-name="Preformatted_20_Text"><text:tab/>for s in re.sub("(#[^\n]*)?(\n|$)", ";", prg).split(";"): </text:p>
      <text:p text:style-name="Preformatted_20_Text"><text:tab/> <text:s text:c="3"/>m = re.match("^\s*(\"[^\"]*\"|[^\s]*)\s*(.*[^\s])?\s*$", s) </text:p>
      <text:p text:style-name="Preformatted_20_Text"><text:tab/> <text:s text:c="3"/>if m != None: </text:p>
      <text:p text:style-name="Preformatted_20_Text"><text:tab/><text:tab/>s = _tr(m.group(1).strip("\""), _c[1:4], _m[1:4], "") \ </text:p>
      <text:p text:style-name="Preformatted_20_Text"><text:tab/><text:tab/> <text:s text:c="3"/>.replace(_c[_m.find("\\")], "\\\\") # -&gt; \\, ", ;, # </text:p>
      <text:p text:style-name="Preformatted_20_Text"><text:tab/><text:tab/>if m.group(2) != None: </text:p>
      <text:p text:style-name="Preformatted_20_Text"><text:tab/><text:tab/> <text:s text:c="3"/>s2 = m.group(2).strip("\"") </text:p>
      <text:p text:style-name="Preformatted_20_Text"><text:tab/><text:tab/>else: </text:p>
      <text:p text:style-name="Preformatted_20_Text"><text:tab/><text:tab/> <text:s text:c="3"/>s2 = "" </text:p>
      <text:p text:style-name="Preformatted_20_Text"><text:tab/><text:tab/>s2 = _tr(s2, _m[4:], _c[4:], "\\") # \$, \(, \), \| -&gt; \uE004..\uE007 </text:p>
      <text:p text:style-name="Preformatted_20_Text"><text:tab/><text:tab/>s2 = re.sub(r"(\$\d|\))\|\$", r"\1||$", s2) # $()|$() -&gt; $()||$() </text:p>
      <text:p text:style-name="Preformatted_20_Text"><text:tab/><text:tab/>s2 = _tr(s2, _c[:4], _m[:4], "") <text:s text:c="2"/># \uE000..\uE003-&gt; \, ", ;, # </text:p>
      <text:p text:style-name="Preformatted_20_Text"><text:tab/><text:tab/>s2 = _tr(s2, _m[4:], _c[:4], "") <text:s text:c="2"/># $, (, ), | -&gt; \uE000..\uE003 </text:p>
      <text:p text:style-name="Preformatted_20_Text"><text:tab/><text:tab/>s2 = _tr(s2, _c[4:], _m[4:], "") # \uE004..\uE007 -&gt; $, (, ), | </text:p>
      <text:p text:style-name="Preformatted_20_Text"><text:tab/><text:tab/>s2 = re.sub(ur"\\(\d)", r"\\g&lt;\1&gt;", </text:p>
      <text:p text:style-name="Preformatted_20_Text"><text:tab/><text:tab/> <text:s text:c="3"/>re.sub(ur"\uE000(\d)", ur"\uE000\uE001\\g&lt;\1&gt;\uE002", s2)) </text:p>
      <text:p text:style-name="Preformatted_20_Text"><text:tab/><text:tab/>self.lines = self.lines + [[ </text:p>
      <text:p text:style-name="Preformatted_20_Text"><text:tab/><text:tab/> <text:s text:c="3"/>re.compile("^" + s.lstrip("^").rstrip("$") + "$"), </text:p>
      <text:p text:style-name="Preformatted_20_Text"><text:tab/><text:tab/> <text:s text:c="3"/>s2, s[:1] == "^", s[-1:] == "$"]] </text:p>
      <text:p text:style-name="Preformatted_20_Text"/>
      <text:p text:style-name="Preformatted_20_Text"><text:s text:c="4"/>def run(self, data): </text:p>
      <text:p text:style-name="Preformatted_20_Text"><text:tab/>if self.numbertext: </text:p>
      <text:p text:style-name="Preformatted_20_Text"><text:tab/> <text:s text:c="3"/>return re.sub(" <text:s/>+", " ", self._run(data, True, True).strip()) </text:p>
      <text:p text:style-name="Preformatted_20_Text"><text:tab/>return self._run(data, True, True) </text:p>
      <text:p text:style-name="Preformatted_20_Text"/>
      <text:p text:style-name="Preformatted_20_Text"><text:s text:c="4"/>def _run(self, data, begin, end): </text:p>
      <text:p text:style-name="Preformatted_20_Text"><text:tab/>for i in self.lines: </text:p>
      <text:p text:style-name="Preformatted_20_Text"><text:soft-page-break/><text:tab/> <text:s text:c="3"/>if not ((begin == False and i[2]) or (end == False and i[3])): </text:p>
      <text:p text:style-name="Preformatted_20_Text"><text:tab/><text:tab/>m = i[0].match(data) </text:p>
      <text:p text:style-name="Preformatted_20_Text"><text:tab/><text:tab/>if m: </text:p>
      <text:p text:style-name="Preformatted_20_Text"><text:tab/><text:tab/> <text:s text:c="3"/>s = m.expand(i[1]) </text:p>
      <text:p text:style-name="Preformatted_20_Text"><text:tab/><text:tab/> <text:s text:c="3"/>n = _func.search(s) </text:p>
      <text:p text:style-name="Preformatted_20_Text"><text:tab/><text:tab/> <text:s text:c="3"/>while n: </text:p>
      <text:p text:style-name="Preformatted_20_Text"><text:tab/><text:tab/><text:tab/>b = False </text:p>
      <text:p text:style-name="Preformatted_20_Text"><text:tab/><text:tab/><text:tab/>e = False </text:p>
      <text:p text:style-name="Preformatted_20_Text"><text:tab/><text:tab/><text:tab/>if n.group(1)[0:1] == _pipe or n.group()[0:1] == _pipe: </text:p>
      <text:p text:style-name="Preformatted_20_Text"><text:tab/><text:tab/><text:tab/> <text:s text:c="3"/>b = True </text:p>
      <text:p text:style-name="Preformatted_20_Text"><text:tab/><text:tab/><text:tab/>elif n.start() == 0: </text:p>
      <text:p text:style-name="Preformatted_20_Text"><text:tab/><text:tab/><text:tab/> <text:s text:c="3"/>b = begin </text:p>
      <text:p text:style-name="Preformatted_20_Text"><text:tab/><text:tab/><text:tab/>if n.group(1)[-1:] == _pipe or n.group()[-1:] == _pipe: </text:p>
      <text:p text:style-name="Preformatted_20_Text"><text:tab/><text:tab/><text:tab/> <text:s text:c="3"/>e = True </text:p>
      <text:p text:style-name="Preformatted_20_Text"><text:tab/><text:tab/><text:tab/>elif n.end() == len(s): </text:p>
      <text:p text:style-name="Preformatted_20_Text"><text:tab/><text:tab/><text:tab/> <text:s text:c="3"/>e = end </text:p>
      <text:p text:style-name="Preformatted_20_Text"><text:tab/><text:tab/><text:tab/>s = s[:n.start(1)] + self._run(n.group(2), b, e) + s[n.end(1):] </text:p>
      <text:p text:style-name="Preformatted_20_Text"><text:tab/><text:tab/><text:tab/>n = _func.search(s) </text:p>
      <text:p text:style-name="Preformatted_20_Text"><text:tab/><text:tab/> <text:s text:c="3"/>return s </text:p>
      <text:p text:style-name="Preformatted_20_Text"><text:tab/>return ""</text:p>
      <text:h text:style-name="Heading_20_2" text:outline-level="2">Java implementation of the Soros interpreter<text:note text:id="ftn5" text:note-class="footnote"><text:note-citation>6</text:note-citation><text:note-body><text:p text:style-name="Footnote">This program is released under the free BSD license.</text:p></text:note-body></text:note></text:h>
      <text:p text:style-name="Preformatted_20_Text">package org.numbertext; </text:p>
      <text:p text:style-name="Preformatted_20_Text"/>
      <text:p text:style-name="Preformatted_20_Text">import java.util.regex.Pattern; </text:p>
      <text:p text:style-name="Preformatted_20_Text">import java.util.regex.Matcher; </text:p>
      <text:p text:style-name="Preformatted_20_Text">import java.util.ArrayList; </text:p>
      <text:p text:style-name="Preformatted_20_Text"/>
      <text:p text:style-name="Preformatted_20_Text">public class Soros { </text:p>
      <text:p text:style-name="Preformatted_20_Text"><text:s text:c="2"/>private ArrayList&lt;Pattern&gt; patterns = new ArrayList&lt;Pattern&gt;(); </text:p>
      <text:p text:style-name="Preformatted_20_Text"><text:s text:c="2"/>private ArrayList&lt;String&gt; values = new ArrayList&lt;String&gt;(); </text:p>
      <text:p text:style-name="Preformatted_20_Text"><text:s text:c="2"/>private ArrayList&lt;Boolean&gt; begins = new ArrayList&lt;Boolean&gt;(); </text:p>
      <text:p text:style-name="Preformatted_20_Text"><text:s text:c="2"/>private ArrayList&lt;Boolean&gt; ends = new ArrayList&lt;Boolean&gt;(); </text:p>
      <text:p text:style-name="Preformatted_20_Text"/>
      <text:p text:style-name="Preformatted_20_Text"><text:s text:c="2"/>private static String m = "\\\";#"; </text:p>
      <text:p text:style-name="Preformatted_20_Text"><text:s text:c="2"/>private static String m2 = "$()|"; </text:p>
      <text:p text:style-name="Preformatted_20_Text"><text:s text:c="2"/>private static String c = "\uE000\uE001\uE002\uE003"; </text:p>
      <text:p text:style-name="Preformatted_20_Text"><text:s text:c="2"/>private static String c2 = "\uE004\uE005\uE006\uE007"; </text:p>
      <text:p text:style-name="Preformatted_20_Text"><text:s text:c="2"/>private static String slash = "\uE000"; </text:p>
      <text:p text:style-name="Preformatted_20_Text"><text:s text:c="2"/>private static String pipe = "\uE003"; </text:p>
      <text:p text:style-name="Preformatted_20_Text"/>
      <text:p text:style-name="Preformatted_20_Text"><text:s text:c="2"/>// pattern to recognize function calls in the replacement string </text:p>
      <text:p text:style-name="Preformatted_20_Text"/>
      <text:p text:style-name="Preformatted_20_Text"><text:s text:c="2"/>private static Pattern func = Pattern.compile(translate( </text:p>
      <text:p text:style-name="Preformatted_20_Text"><text:tab/>"(?:\\|?(?:\\$\\()+)?" +<text:tab/><text:tab/>// optional nested calls </text:p>
      <text:p text:style-name="Preformatted_20_Text"><text:tab/>"(\\|?\\$\\(([^\\(\\)]*)\\)\\|?)" +<text:tab/>// inner call (2 subgroups) </text:p>
      <text:p text:style-name="Preformatted_20_Text"><text:tab/>"(?:\\)+\\|?)?",<text:tab/><text:tab/><text:tab/>// optional nested calls </text:p>
      <text:p text:style-name="Preformatted_20_Text"><text:tab/>m2, c, "\\"));<text:tab/><text:tab/><text:tab/><text:tab/>// \$, \(, \), \| -&gt; \uE000..\uE003 </text:p>
      <text:p text:style-name="Preformatted_20_Text"/>
      <text:p text:style-name="Preformatted_20_Text"><text:s text:c="2"/>private boolean numbertext = false; </text:p>
      <text:p text:style-name="Preformatted_20_Text"/>
      <text:p text:style-name="Preformatted_20_Text"><text:s text:c="2"/>public Soros(String source) { </text:p>
      <text:p text:style-name="Preformatted_20_Text"><text:s text:c="4"/>source = translate(source, m, c, "\\") <text:tab/>// \\, \", \;, \# -&gt; \uE000..\uE003 </text:p>
      <text:p text:style-name="Preformatted_20_Text"><text:tab/>.replaceAll("(#[^\n]*)?(\n|$)", ";");<text:tab/>// remove comments </text:p>
      <text:p text:style-name="Preformatted_20_Text"><text:s text:c="4"/>if (source.indexOf("__numbertext__") &gt; -1) { </text:p>
      <text:p text:style-name="Preformatted_20_Text"><text:tab/>numbertext = true; </text:p>
      <text:p text:style-name="Preformatted_20_Text"><text:tab/>source = source.replace("__numbertext__", "0+(0|[1-9]\\d*) $1\n"); </text:p>
      <text:p text:style-name="Preformatted_20_Text"><text:s text:c="4"/>} </text:p>
      <text:p text:style-name="Preformatted_20_Text"><text:s text:c="4"/>Pattern p = Pattern.compile("^\\s*(\"[^\"]*\"|[^\\s]*)\\s*(.*[^\\s])?\\s*$"); </text:p>
      <text:p text:style-name="Preformatted_20_Text"><text:s text:c="4"/>for (String s : source.split(";")) { </text:p>
      <text:p text:style-name="Preformatted_20_Text"><text:tab/>Matcher sp = p.matcher(s); </text:p>
      <text:p text:style-name="Preformatted_20_Text"><text:tab/>if (!s.equals("") &amp;&amp; sp.matches()) { </text:p>
      <text:p text:style-name="Preformatted_20_Text"><text:tab/> <text:s text:c="3"/>s = translate(sp.group(1).replaceFirst("^\"", "").replaceFirst("\"$",""), </text:p>
      <text:p text:style-name="Preformatted_20_Text"><text:tab/><text:tab/>c.substring(1), m.substring(1), ""); </text:p>
      <text:p text:style-name="Preformatted_20_Text"><text:tab/> <text:s text:c="3"/>s = s.replace(slash, "\\\\"); // -&gt; \\, ", ;, # </text:p>
      <text:p text:style-name="Preformatted_20_Text"><text:soft-page-break/><text:tab/> <text:s text:c="3"/>String s2 = ""; </text:p>
      <text:p text:style-name="Preformatted_20_Text"><text:tab/> <text:s text:c="3"/>if (sp.group(2) != null) s2 = sp.group(2).replaceFirst("^\"", "").replaceFirst("\"$",""); </text:p>
      <text:p text:style-name="Preformatted_20_Text"><text:tab/> <text:s text:c="3"/>s2 = translate(s2, m2, c2, "\\"); <text:tab/>// \$, \(, \), \| -&gt; \uE004..\uE007 </text:p>
      <text:p text:style-name="Preformatted_20_Text"><text:tab/> <text:s text:c="3"/>s2 = s2.replaceAll("(\\$\\d|\\))\\|\\$", "$1||\\$"); // $()|$() -&gt; $()||$() </text:p>
      <text:p text:style-name="Preformatted_20_Text"><text:tab/> <text:s text:c="3"/>s2 = translate(s2, c, m, ""); <text:tab/>// \uE000..\uE003-&gt; \, ", ;, # </text:p>
      <text:p text:style-name="Preformatted_20_Text"><text:tab/> <text:s text:c="3"/>s2 = translate(s2, m2, c, ""); <text:tab/>// $, (, ), | -&gt; \uE000..\uE003 </text:p>
      <text:p text:style-name="Preformatted_20_Text"><text:tab/> <text:s text:c="3"/>s2 = translate(s2, c2, m2, ""); <text:tab/>// \uE004..\uE007 -&gt; $, (, ), | </text:p>
      <text:p text:style-name="Preformatted_20_Text"><text:tab/> <text:s text:c="3"/>s2 = s2.replaceAll("[$]", "\\$")<text:tab/>// $ -&gt; \$ </text:p>
      <text:p text:style-name="Preformatted_20_Text"><text:tab/><text:tab/>.replaceAll("\uE000(\\d)", "\uE000\uE001\\$$1\uE002") // $n -&gt; $(\n) </text:p>
      <text:p text:style-name="Preformatted_20_Text"><text:tab/><text:tab/>.replaceAll("\\\\(\\d)", "\\$$1") // \[n] -&gt; $[n] </text:p>
      <text:p text:style-name="Preformatted_20_Text"><text:tab/><text:tab/>.replace("\\n", "\n");<text:tab/><text:tab/> <text:s/>// \n -&gt; [new line] </text:p>
      <text:p text:style-name="Preformatted_20_Text"><text:tab/> <text:s text:c="3"/>patterns.add(Pattern.compile("^" + s.replaceFirst("^\\^", "") </text:p>
      <text:p text:style-name="Preformatted_20_Text"><text:tab/><text:tab/>.replaceFirst("\\$$", "") + "$")); </text:p>
      <text:p text:style-name="Preformatted_20_Text"><text:tab/> <text:s text:c="3"/>begins.add(s.startsWith("^")); </text:p>
      <text:p text:style-name="Preformatted_20_Text"><text:tab/> <text:s text:c="3"/>ends.add(s.endsWith("$")); </text:p>
      <text:p text:style-name="Preformatted_20_Text"><text:tab/> <text:s text:c="3"/>values.add(s2); </text:p>
      <text:p text:style-name="Preformatted_20_Text"><text:tab/>} </text:p>
      <text:p text:style-name="Preformatted_20_Text"><text:s text:c="4"/>} </text:p>
      <text:p text:style-name="Preformatted_20_Text"><text:s text:c="2"/>} </text:p>
      <text:p text:style-name="Preformatted_20_Text"/>
      <text:p text:style-name="Preformatted_20_Text"><text:s text:c="2"/>public String run(String input) { </text:p>
      <text:p text:style-name="Preformatted_20_Text"><text:s text:c="4"/>if (!numbertext) return run(input, true, true); </text:p>
      <text:p text:style-name="Preformatted_20_Text"><text:s text:c="4"/>return run(input, true, true).trim().replaceAll(" <text:s/>+", " "); </text:p>
      <text:p text:style-name="Preformatted_20_Text"><text:s text:c="2"/>} </text:p>
      <text:p text:style-name="Preformatted_20_Text"/>
      <text:p text:style-name="Preformatted_20_Text"><text:s text:c="2"/>private String run(String input, boolean begin, boolean end) { </text:p>
      <text:p text:style-name="Preformatted_20_Text"><text:s text:c="4"/>for (int i = 0; i &lt; patterns.size(); i++) { </text:p>
      <text:p text:style-name="Preformatted_20_Text"><text:tab/>if ((!begin &amp;&amp; begins.get(i)) || (!end &amp;&amp; ends.get(i))) continue; </text:p>
      <text:p text:style-name="Preformatted_20_Text"><text:tab/>Matcher m = patterns.get(i).matcher(input); </text:p>
      <text:p text:style-name="Preformatted_20_Text"><text:tab/>if (!m.matches()) continue; </text:p>
      <text:p text:style-name="Preformatted_20_Text"><text:tab/>String s = m.replaceAll(values.get(i)); </text:p>
      <text:p text:style-name="Preformatted_20_Text"><text:tab/>Matcher n = func.matcher(s); </text:p>
      <text:p text:style-name="Preformatted_20_Text"><text:tab/>while (n.find()) { </text:p>
      <text:p text:style-name="Preformatted_20_Text"><text:tab/> <text:s text:c="3"/>boolean b = false; </text:p>
      <text:p text:style-name="Preformatted_20_Text"><text:tab/> <text:s text:c="3"/>boolean e = false; </text:p>
      <text:p text:style-name="Preformatted_20_Text"><text:tab/> <text:s text:c="3"/>if (n.group(1).startsWith(pipe) || n.group().startsWith(pipe)) b = true; </text:p>
      <text:p text:style-name="Preformatted_20_Text"><text:tab/> <text:s text:c="3"/>else if (n.start() == 0) b = begin; </text:p>
      <text:p text:style-name="Preformatted_20_Text"><text:tab/> <text:s text:c="3"/>if (n.group(1).endsWith(pipe) || n.group().endsWith(pipe)) e = true; </text:p>
      <text:p text:style-name="Preformatted_20_Text"><text:tab/> <text:s text:c="3"/>else if (n.end() == s.length()) e = end; </text:p>
      <text:p text:style-name="Preformatted_20_Text"><text:tab/> <text:s text:c="3"/>s = s.substring(0, n.start(1)) + run(n.group(2), b, e) + s.substring(n.end(1)); </text:p>
      <text:p text:style-name="Preformatted_20_Text"><text:tab/> <text:s text:c="3"/>n = func.matcher(s); </text:p>
      <text:p text:style-name="Preformatted_20_Text"><text:tab/>} </text:p>
      <text:p text:style-name="Preformatted_20_Text"><text:s text:c="8"/>return s; </text:p>
      <text:p text:style-name="Preformatted_20_Text"><text:s text:c="4"/>} </text:p>
      <text:p text:style-name="Preformatted_20_Text"><text:s text:c="4"/>return ""; </text:p>
      <text:p text:style-name="Preformatted_20_Text"><text:s text:c="2"/>} </text:p>
      <text:p text:style-name="Preformatted_20_Text"/>
      <text:p text:style-name="Preformatted_20_Text"><text:s text:c="2"/>private static String translate(String s, String chars, String chars2, String delim) { </text:p>
      <text:p text:style-name="Preformatted_20_Text"><text:s text:c="4"/>for (int i = 0; i &lt; chars.length(); i++) { </text:p>
      <text:p text:style-name="Preformatted_20_Text"><text:tab/>s = s.replace(delim + chars.charAt(i), "" + chars2.charAt(i)); </text:p>
      <text:p text:style-name="Preformatted_20_Text"><text:s text:c="4"/>} </text:p>
      <text:p text:style-name="Preformatted_20_Text"><text:s text:c="4"/>return s; </text:p>
      <text:p text:style-name="Preformatted_20_Text"><text:s text:c="2"/>} </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Általáno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page-number="auto"/>
      <style:text-properties style:font-name="Liberation Mono" fo:font-size="9pt" style:font-name-asian="DejaVu Sans Mono" style:font-size-asian="10pt" style:font-name-complex="DejaVu Sans Mono"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9T22:05:07</meta:creation-date>
    <dc:date>2010-05-28T11:21:57</dc:date>
    <meta:editing-duration>PT17H32M24S</meta:editing-duration>
    <meta:editing-cycles>35</meta:editing-cycles>
    <meta:generator>OpenOffice.org/3.2$Linux OpenOffice.org_project/320m12$Build-9483</meta:generator>
    <dc:creator>Németh László</dc:creator>
    <meta:document-statistic meta:table-count="0" meta:image-count="0" meta:object-count="0" meta:page-count="7" meta:paragraph-count="288" meta:word-count="2151" meta:character-count="15131"/>
    <meta:user-defined meta:name="Info 1"/>
    <meta:user-defined meta:name="Info 2"/>
    <meta:user-defined meta:name="Info 3"/>
    <meta:user-defined meta:name="Info 4"/>
  </office:meta>
</office:document-meta>
</file>